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156cm" fo:min-width="2.90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1.772cm" fo:min-width="1.52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0.39cm" fo:min-width="0.1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0.39cm" fo:min-width="0.14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155cm" fo:min-width="2.90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1.771cm" fo:min-width="1.52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center" draw:textarea-vertical-align="top" draw:auto-grow-height="false" fo:min-height="5.445cm" fo:min-width="11.64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1.772cm" fo:min-width="1.52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0.391cm" fo:min-width="0.14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right" draw:textarea-vertical-align="top" draw:auto-grow-height="false" fo:min-height="5.201cm" fo:min-width="4.951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131cm" fo:min-width="1.04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="Arrow" draw:marker-start-width="0.379cm" draw:marker-end="Arrow" draw:marker-end-width="0.379cm" draw:fill="none" draw:textarea-horizontal-align="left" draw:textarea-vertical-align="top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  <style:text-properties fo:font-size="12pt" fo:font-weight="normal"/>
    </style:style>
    <style:style style:name="P2" style:family="paragraph">
      <loext:graphic-properties draw:fill="none"/>
      <style:paragraph-properties fo:text-align="center"/>
      <style:text-properties fo:font-size="12pt" fo:font-weight="normal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888cm" svg:height="4.888cm" svg:x="1.751cm" svg:y="5.438cm">
          <text:p text:style-name="P1">loc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" draw:id="id1" draw:layer="layout" svg:width="2.933cm" svg:height="2.932cm" svg:x="2.31cm" svg:y="6.906cm">
          <text:p text:style-name="P1">wor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78cm" svg:height="0.978cm" svg:x="2.658cm" svg:y="8.231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979cm" svg:height="0.978cm" svg:x="3.845cm" svg:y="8.44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78cm" svg:height="0.978cm" svg:x="5.312cm" svg:y="6.694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xml:id="id3" draw:id="id3" draw:layer="layout" svg:width="4.889cm" svg:height="4.887cm" svg:x="7.547cm" svg:y="1.947cm">
          <text:p text:style-name="P1">loc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2" draw:id="id2" draw:layer="layout" svg:width="2.932cm" svg:height="2.931cm" svg:x="8.107cm" svg:y="3.415cm">
          <text:p text:style-name="P1">wor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979cm" svg:height="0.978cm" svg:x="8.454cm" svg:y="4.739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78cm" svg:height="0.978cm" svg:x="9.642cm" svg:y="4.949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78cm" svg:height="0.978cm" svg:x="11.108cm" svg:y="3.203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2.579cm" svg:height="6.125cm" draw:transform="skewX (4.83395371608245E-017) rotate (0.50474921967676) translate (0.021cm 6.383cm)">
          <text:p text:style-name="P1">world</text:p>
          <draw:enhanced-geometry svg:viewBox="0 0 21600 21600" draw:path-stretchpoint-x="10800" draw:path-stretchpoint-y="10800" draw:text-areas="?f3 ?f4 ?f5 ?f6" draw:mirror-horizontal="false" draw:mirror-vertical="false" draw:type="round-rectangle" draw:modifiers="2284.92216793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888cm" svg:height="4.888cm" svg:x="9.293cm" svg:y="8.999cm">
          <text:p text:style-name="P1">loc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2" xml:id="id5" draw:id="id5" draw:layer="layout" svg:width="2.932cm" svg:height="2.932cm" svg:x="9.853cm" svg:y="10.467cm">
          <text:p text:style-name="P1">work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978cm" svg:height="0.979cm" svg:x="10.2cm" svg:y="11.791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978cm" svg:height="0.978cm" svg:x="11.387cm" svg:y="12.001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979cm" svg:height="0.978cm" svg:x="12.853cm" svg:y="10.255cm">
          <text:p text:style-name="P1">pr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2" draw:layer="layout" draw:line-skew="0.425cm" svg:x1="5.243cm" svg:y1="8.372cm" svg:x2="8.107cm" svg:y2="4.881cm" draw:start-shape="id1" draw:start-glue-point="10" draw:end-shape="id2" draw:end-glue-point="6" svg:d="M5243 8372h1857v-3491h1007" svg:viewBox="0 0 2865 3492">
          <text:p text:style-name="P1"/>
        </draw:connector>
        <draw:connector draw:style-name="gr11" draw:text-style-name="P2" draw:layer="layout" svg:x1="11.72cm" svg:y1="6.119cm" svg:x2="11.737cm" svg:y2="8.999cm" draw:start-shape="id3" draw:start-glue-point="9" draw:end-shape="id4" draw:end-glue-point="4" svg:d="M11720 6119v1798h17v1082" svg:viewBox="0 0 18 2881">
          <text:p/>
        </draw:connector>
        <draw:connector draw:style-name="gr11" draw:text-style-name="P2" draw:layer="layout" draw:line-skew="0.493cm" svg:x1="9.573cm" svg:y1="6.346cm" svg:x2="10.282cm" svg:y2="10.896cm" draw:start-shape="id2" draw:start-glue-point="8" draw:end-shape="id5" draw:end-glue-point="5" svg:d="M9573 6346v2554h709v1996" svg:viewBox="0 0 710 4551">
          <text:p/>
        </draw:connector>
        <draw:connector draw:style-name="gr11" draw:text-style-name="P2" draw:layer="layout" svg:x1="4.195cm" svg:y1="5.438cm" svg:x2="7.547cm" svg:y2="4.391cm" draw:start-shape="id6" draw:start-glue-point="4" draw:end-shape="id3" draw:end-glue-point="6" svg:d="M4195 5438v-1047h3352" svg:viewBox="0 0 3353 1048">
          <text:p/>
        </draw:connector>
        <draw:custom-shape draw:style-name="gr12" draw:text-style-name="P2" draw:layer="layout" svg:width="5.795cm" svg:height="5.795cm" svg:x="8.805cm" svg:y="8.511cm">
          <text:p text:style-name="P1">world</text:p>
          <draw:enhanced-geometry svg:viewBox="0 0 21600 21600" draw:path-stretchpoint-x="10800" draw:path-stretchpoint-y="10800" draw:text-areas="?f3 ?f4 ?f5 ?f6" draw:mirror-horizontal="false" draw:mirror-vertical="false" draw:type="round-rectangle" draw:modifiers="1857.896638959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815cm" svg:height="1.117cm" draw:transform="rotate (-1.5707963267949) translate (10.899cm 6.765cm)">
          <text:p text:style-name="P1">spawn</text:p>
          <draw:enhanced-geometry svg:viewBox="0 0 21600 21600" draw:text-areas="0 ?f0 ?f5 ?f2" draw:mirror-horizontal="false" draw:mirror-vertical="false" draw:type="right-arrow" draw:modifiers="15005.7476051645 6610.868207370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4" draw:text-style-name="P2" draw:layer="layout" svg:x1="1.5cm" svg:y1="13.6cm" svg:x2="3.236cm" svg:y2="13.087cm" svg:d="M1500 13600h868v-513h868" svg:viewBox="0 0 1737 514">
          <text:p text:style-name="P1"/>
        </draw:connector>
        <draw:frame draw:style-name="gr15" draw:text-style-name="P4" draw:layer="layout" svg:width="4.5cm" svg:height="0.725cm" svg:x="2.6cm" svg:y="13.2cm">
          <draw:text-box>
            <text:p text:style-name="P3">Inter-communicator</text:p>
          </draw:text-box>
        </draw:frame>
        <draw:custom-shape draw:style-name="gr9" draw:text-style-name="P2" draw:layer="layout" svg:width="0.978cm" svg:height="0.979cm" svg:x="1.722cm" svg:y="11.821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4" draw:layer="layout" svg:width="3.5cm" svg:height="0.725cm" svg:x="2.6cm" svg:y="12cm">
          <draw:text-box>
            <text:p text:style-name="P3">Communica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9:15:52.667802382</meta:creation-date>
    <dc:date>2017-11-23T20:02:14.290466704</dc:date>
    <meta:editing-duration>PT15M42S</meta:editing-duration>
    <meta:editing-cycles>4</meta:editing-cycles>
    <meta:generator>LibreOffice/5.1.6.2$Linux_X86_64 LibreOffice_project/10m0$Build-2</meta:generator>
    <meta:document-statistic meta:object-count="26"/>
  </office:meta>
</office:document-meta>
</file>